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7b606" officeooo:paragraph-rsid="000fe246"/>
    </style:style>
    <style:style style:name="P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paragraph-rsid="000fe246" style:font-weight-asian="bold" style:font-weight-complex="bold"/>
    </style:style>
    <style:style style:name="P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officeooo:paragraph-rsid="000fe246"/>
    </style:style>
    <style:style style:name="P4" style:family="paragraph" style:parent-style-name="Text_20_body">
      <style:paragraph-properties fo:margin-left="1.884cm" fo:margin-right="0cm" fo:line-height="115%" fo:text-align="justify" style:justify-single-word="false" fo:text-indent="0cm" style:auto-text-indent="false"/>
      <style:text-properties fo:font-size="14pt" fo:font-weight="bold" officeooo:paragraph-rsid="000fe246"/>
    </style:style>
    <style:style style:name="P5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0fe246" style:font-weight-asian="normal" style:font-weight-complex="normal"/>
    </style:style>
    <style:style style:name="P6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10b14b" style:font-weight-asian="normal" style:font-weight-complex="normal"/>
    </style:style>
    <style:style style:name="P7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10b2da" style:font-weight-asian="normal" style:font-weight-complex="normal"/>
    </style:style>
    <style:style style:name="P8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paragraph-rsid="0010b14b" style:font-weight-asian="bold" style:font-weight-complex="bold"/>
    </style:style>
    <style:style style:name="P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paragraph-rsid="0010b2da" style:font-weight-asian="bold" style:font-weight-complex="bold"/>
    </style:style>
    <style:style style:name="T1" style:family="text">
      <style:text-properties officeooo:rsid="0017b606"/>
    </style:style>
    <style:style style:name="T2" style:family="text">
      <style:text-properties officeooo:rsid="0010b14b"/>
    </style:style>
    <style:style style:name="T3" style:family="text">
      <style:text-properties fo:font-weight="bold" officeooo:rsid="0010b14b" style:font-weight-asian="bold" style:font-weight-complex="bold"/>
    </style:style>
    <style:style style:name="T4" style:family="text">
      <style:text-properties officeooo:rsid="0010b2da"/>
    </style:style>
    <style:style style:name="T5" style:family="text">
      <style:text-properties officeooo:rsid="0012d4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p text:style-name="P4"/>
      <text:p text:style-name="P1">Direttore</text:p>
      <text:p text:style-name="P3">Colui che gestisce e supervisiona l’attività del<text:span text:style-name="T1">l'asilo nido</text:span>, avendo una visione globale di tutte le <text:s/>informazioni esso riguardanti. In particolare ha accesso alla gestione del personale(inserimento, modifica e cancellazione <text:span text:style-name="T1">del personale</text:span>) <text:span text:style-name="T1">e </text:span>alla gestione dei turni di lavoro.</text:p>
      <text:p text:style-name="P3"/>
      <text:p text:style-name="P2">Docente</text:p>
      <text:p text:style-name="P5"><text:span text:style-name="T1">C</text:span>olui che si occupa della formazione <text:span text:style-name="T1">e del controllo </text:span>dei bambini <text:span text:style-name="T1">e della gestione dei tirocinanti</text:span>. Ha accesso alla visione dei turni di lavoro, <text:span text:style-name="T1">alla visione dei relativi profili dei bambini.</text:span></text:p>
      <text:p text:style-name="P6"><text:span text:style-name="T2"/></text:p>
      <text:p text:style-name="P6"><text:span text:style-name="T3">Genitore</text:span><text:span text:style-name="T2"> </text:span></text:p>
      <text:p text:style-name="P6"><text:span text:style-name="T2">Genitori dei bambini iscritti all'asilo nido. Non essendo dipendenti o studenti presso l'università di Fisciano non hanno diritto allo sconto sulla retta mensile. Ha</text:span><text:span text:style-name="T5">nno</text:span><text:span text:style-name="T2"> la possibilità di sottomettere i seguenti moduli : Iscrizione all'asilo – Rettifica turno – Modifica menù mensa. Attraverso il sito web p</text:span><text:span text:style-name="T5">ossono inviare </text:span><text:span text:style-name="T2">feedback e rispondere ai sondaggi messi a disposizione dall'asilo nido per migliorare i servizi offerti.</text:span></text:p>
      <text:p text:style-name="P6"><text:span text:style-name="T2"/></text:p>
      <text:p text:style-name="P8"><text:span text:style-name="T2">Dipendente Università/ Studente</text:span></text:p>
      <text:p text:style-name="P6"><text:span text:style-name="T2">Coloro che lavorano o studiano presso l'università di Fisciano ed hanno uno o più figli iscritti all'asilo nido di Fisciano. Hanno le stesse funzioni dei genitori e possono usufruire di uno sconto fisso sulla retta mensile.</text:span></text:p>
      <text:p text:style-name="P7"><text:span text:style-name="T4"/></text:p>
      <text:p text:style-name="P9"><text:span text:style-name="T4">Tirocinante</text:span></text:p>
      <text:p text:style-name="P7"><text:span text:style-name="T4">Studente di Scienze </text:span><text:span text:style-name="T5">S</text:span><text:span text:style-name="T4">ociali che effettua il tirocineo presso l'università di </text:span><text:span text:style-name="T5">S</text:span><text:span text:style-name="T4">alerno. Ha accesso alla visione del proprio turno lavoro ed alle informazioni riguardati i profili dei bambini. Possiede un numero limitato di ore/lavoro e può essere affiancato ad un Docente di ruo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16T18:26:07.09</dc:date>
    <meta:editing-duration>PT2M5S</meta:editing-duration>
    <meta:editing-cycles>4</meta:editing-cycles>
    <meta:document-statistic meta:table-count="0" meta:image-count="0" meta:object-count="0" meta:page-count="1" meta:paragraph-count="11" meta:word-count="218" meta:character-count="1466" meta:non-whitespace-character-count="1257"/>
  </office:meta>
</office:document-meta>
</file>